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81cm" svg:stroke-color="#999999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40.945cm" fo:min-width="59.745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8.608cm" fo:min-width="10.562cm" fo:padding-top="0.165cm" fo:padding-bottom="0.165cm" fo:padding-left="0.29cm" fo:padding-right="0.29cm" draw:shadow="hidden"/>
      <style:paragraph-properties style:writing-mode="lr-tb"/>
    </style:style>
    <style:style style:name="gr7" style:family="graphic" style:parent-style-name="standard">
      <style:graphic-properties svg:stroke-width="0.081cm" svg:stroke-color="#5983b0" draw:marker-start-width="0.321cm" draw:marker-end-width="0.321cm" draw:fill-color="#dee6ef" draw:textarea-horizontal-align="justify" draw:textarea-vertical-align="middle" draw:auto-grow-height="false" fo:min-height="17.945cm" fo:min-width="8.42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35cm" svg:stroke-color="#729fcf" draw:marker-start-width="0.252cm" draw:marker-end-width="0.252cm" draw:fill="none" draw:textarea-horizontal-align="justify" draw:textarea-vertical-align="middle" draw:auto-grow-height="false" fo:min-height="2.812cm" fo:min-width="6.94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3.653cm"/>
      <style:paragraph-properties style:writing-mode="lr-tb"/>
    </style:style>
    <style:style style:name="gr13" style:family="graphic" style:parent-style-name="standard">
      <style:graphic-properties svg:stroke-width="0.081cm" svg:stroke-color="#5983b0" draw:marker-start-width="0.322cm" draw:marker-end-width="0.322cm" draw:fill-color="#dee6ef" draw:textarea-horizontal-align="justify" draw:textarea-vertical-align="middle" draw:auto-grow-height="false" fo:min-height="2.811cm" fo:min-width="8.424cm" fo:padding-top="0.166cm" fo:padding-bottom="0.166cm" fo:padding-left="0.291cm" fo:padding-right="0.29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2.811cm" fo:min-width="8.424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3.474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7.063cm" fo:min-width="5.784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4.357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7.135cm" fo:min-width="4.818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6cm" fo:min-width="3.474cm"/>
      <style:paragraph-properties style:writing-mode="lr-tb"/>
    </style:style>
    <style:style style:name="gr20" style:family="graphic" style:parent-style-name="objectwithoutfill">
      <style:graphic-properties svg:stroke-width="0.106cm" svg:stroke-color="#ff8000" draw:marker-start-width="0.358cm" draw:marker-end="Arrowheads_20_1" draw:marker-end-width="0.4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81cm" svg:stroke-color="#999999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40.945cm" fo:min-width="4.3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cm" fo:min-width="4.35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7.29cm" fo:min-width="10.53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0.467cm" fo:min-width="6.405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92cm" fo:min-width="4.35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3.474cm"/>
      <style:paragraph-properties style:writing-mode="lr-tb"/>
    </style:style>
    <style:style style:name="gr4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53cm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3.638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6.653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2.525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1" style:family="graphic" style:parent-style-name="objectwithoutfill">
      <style:graphic-properties svg:stroke-width="0.053cm" draw:marker-start="Arrowheads_20_4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objectwithoutfill">
      <style:graphic-properties svg:stroke-width="0.106cm" draw:marker-start-width="0.358cm" draw:marker-end="Arrowheads_20_1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65" style:family="graphic" style:parent-style-name="objectwithoutfill">
      <style:graphic-properties svg:stroke-width="0.053cm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3.474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.573cm" fo:min-width="4.816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.573cm" fo:min-width="4.816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.573cm" fo:min-width="4.816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.573cm" fo:min-width="4.816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.89cm" fo:min-width="4.816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/>
      <style:paragraph-properties style:writing-mode="lr-tb"/>
    </style:style>
    <style:style style:name="gr76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dee6ef"/>
      <style:paragraph-properties fo:text-align="center" style:writing-mode="lr-tb"/>
      <style:text-properties fo:color="#c9211e" loext:opacity="100%" style:font-name="Nimbus Roman"/>
    </style:style>
    <style:style style:name="P5" style:family="paragraph">
      <loext:graphic-properties draw:fill-color="#dee6ef"/>
      <style:paragraph-properties fo:text-align="center" style:writing-mode="lr-tb"/>
      <style:text-properties fo:color="#c9211e" loext:opacity="100%" style:font-name="Nimbus Roman" fo:font-size="19.5pt"/>
    </style:style>
    <style:style style:name="P6" style:family="paragraph">
      <style:paragraph-properties fo:text-align="center" style:writing-mode="lr-tb"/>
      <style:text-properties fo:color="#000000" loext:opacity="100%" style:font-name="Nimbus Roman" fo:font-size="19.5pt"/>
    </style:style>
    <style:style style:name="P7" style:family="paragraph">
      <loext:graphic-properties draw:fill="none"/>
      <style:paragraph-properties fo:text-align="center" style:writing-mode="lr-tb"/>
      <style:text-properties fo:color="#000000" loext:opacity="100%" style:font-name="Nimbus Roman" fo:font-size="19.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style:font-name="Nimbus Roman" fo:font-size="19.5pt"/>
    </style:style>
    <style:style style:name="P11" style:family="paragraph">
      <loext:graphic-properties draw:fill-color="#dee6ef"/>
      <style:paragraph-properties fo:text-align="center" style:writing-mode="lr-tb"/>
      <style:text-properties fo:color="#000000" loext:opacity="100%" style:font-name="Nimbus Roman" fo:font-size="19.5pt"/>
    </style:style>
    <style:style style:name="P1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style:font-name="Nimbus Roman" fo:font-size="26pt" fo:font-weight="bold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color="#c9211e" loext:opacity="100%" style:font-name="Nimbus Roman" fo:font-size="19.5pt" fo:font-weight="bold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size="14pt" fo:font-weight="bold" fo:background-color="#ffffff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ffffff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font-weight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26pt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background-color="#ffffff"/>
    </style:style>
    <style:style style:name="P27" style:family="paragraph">
      <loext:graphic-properties draw:fill="none"/>
      <style:paragraph-properties fo:text-align="center" style:writing-mode="lr-tb"/>
      <style:text-properties fo:font-weight="normal" fo:background-color="#ffffff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weight="bold" fo:background-color="#ffffff"/>
    </style:style>
    <style:style style:name="P29" style:family="paragraph">
      <loext:graphic-properties draw:fill="none"/>
      <style:paragraph-properties fo:text-align="center" style:writing-mode="lr-tb"/>
      <style:text-properties fo:font-weight="bold" fo:background-color="#ffffff"/>
    </style:style>
    <style:style style:name="P30" style:family="paragraph">
      <loext:graphic-properties draw:fill="none" draw:fill-color="#ffffff"/>
      <style:paragraph-properties style:writing-mode="lr-tb"/>
      <style:text-properties fo:color="#c9211e" loext:opacity="100%" style:font-name="Nimbus Roman" fo:font-size="36pt" fo:font-weight="bold" style:font-size-asian="36pt" style:font-size-complex="36pt"/>
    </style:style>
    <style:style style:name="P31" style:family="paragraph">
      <loext:graphic-properties draw:fill="none"/>
      <style:paragraph-properties fo:text-align="center"/>
      <style:text-properties fo:background-color="#ffffff"/>
    </style:style>
    <style:style style:name="P32" style:family="paragraph">
      <style:text-properties fo:background-color="#ffffff"/>
    </style:style>
    <style:style style:name="P33" style:family="paragraph">
      <loext:graphic-properties draw:fill="none" draw:fill-color="#ffffff"/>
      <style:text-properties fo:background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Nimbus Roman" fo:font-size="19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style:font-name="Nimbus Roman" fo:font-size="19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style:font-name="Nimbus Roman" fo:font-size="26pt" fo:font-weight="bold" style:font-size-asian="26pt" style:font-size-complex="26pt"/>
    </style:style>
    <style:style style:name="T7" style:family="text">
      <style:text-properties fo:color="#c9211e" loext:opacity="100%" style:font-name="Nimbus Roman" fo:font-size="20pt" fo:font-weight="bold" style:font-size-asian="20pt" style:font-size-complex="20pt"/>
    </style:style>
    <style:style style:name="T8" style:family="text">
      <style:text-properties fo:color="#c9211e" loext:opacity="100%" style:font-name="Nimbus Roman" fo:font-size="26pt" fo:font-weight="bold" style:font-size-asian="24pt" style:font-size-complex="24pt"/>
    </style:style>
    <style:style style:name="T9" style:family="text">
      <style:text-properties fo:color="#c9211e" loext:opacity="100%" style:font-name="Nimbus Roman" fo:font-size="20pt" fo:font-weight="bold" style:font-size-asian="18pt" style:font-size-complex="18pt"/>
    </style:style>
    <style:style style:name="T10" style:family="text">
      <style:text-properties fo:color="#c9211e" loext:opacity="100%" style:font-name="Nimbus Roman" fo:font-size="24pt" fo:font-weight="bold" style:font-size-asian="22pt" style:font-size-complex="22pt"/>
    </style:style>
    <style:style style:name="T11" style:family="text">
      <style:text-properties fo:font-size="14pt" fo:font-weight="bold" fo:background-color="#ffffff" style:font-size-asian="10.5pt" style:font-size-complex="10.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ffffff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Nimbus Roman" fo:font-size="26pt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background-color="#ffffff" style:font-size-asian="14pt" style:font-size-complex="14pt"/>
    </style:style>
    <style:style style:name="T18" style:family="text">
      <style:text-properties fo:font-size="15pt" fo:font-weight="normal" fo:background-color="#ffffff" style:font-size-asian="15pt" style:font-weight-asian="normal" style:font-size-complex="15pt" style:font-weight-complex="normal"/>
    </style:style>
    <style:style style:name="T19" style:family="text">
      <style:text-properties fo:font-size="15pt" fo:background-color="#ffffff" style:font-size-asian="15pt" style:font-size-complex="15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fo:font-weight="bold" fo:background-color="#ffffff" style:font-size-asian="15pt" style:font-size-complex="15pt"/>
    </style:style>
    <style:style style:name="T22" style:family="text">
      <style:text-properties fo:color="#c9211e" loext:opacity="100%" style:font-name="Nimbus Roman" fo:font-size="36pt" fo:font-weight="bold" style:font-size-asian="36pt" style:font-size-complex="36pt"/>
    </style:style>
    <style:style style:name="T23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325cm" svg:height="41.275cm" svg:x="12.195cm" svg:y="2.32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3" draw:layer="layout" svg:x1="54.745cm" svg:y1="8.682cm" svg:x2="60.778cm" svg:y2="8.682cm">
          <text:p text:style-name="P2"><text:span text:style-name="T1">mdc</text:span></text:p>
        </draw:line>
        <draw:line draw:style-name="gr3" draw:text-style-name="P3" draw:layer="layout" svg:x1="54.745cm" svg:y1="9.952cm" svg:x2="60.778cm" svg:y2="9.952cm">
          <text:p text:style-name="P2"><text:span text:style-name="T1">mdc_in</text:span></text:p>
        </draw:line>
        <draw:line draw:style-name="gr4" draw:text-style-name="P3" draw:layer="layout" svg:x1="54.745cm" svg:y1="11.54cm" svg:x2="60.778cm" svg:y2="11.54cm">
          <text:p text:style-name="P2"><text:span text:style-name="T1">mdio_out</text:span></text:p>
        </draw:line>
        <draw:line draw:style-name="gr5" draw:text-style-name="P3" draw:layer="layout" svg:x1="54.745cm" svg:y1="12.81cm" svg:x2="60.778cm" svg:y2="12.81cm">
          <text:p text:style-name="P2"><text:span text:style-name="T1">mdio_oen</text:span></text:p>
        </draw:line>
        <draw:custom-shape draw:style-name="gr6" draw:text-style-name="P4" draw:layer="layout" svg:width="11.096cm" svg:height="28.892cm" svg:x="29.996cm" svg:y="11.9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5" draw:layer="layout" svg:width="8.958cm" svg:height="18.229cm" svg:x="31.066cm" svg:y="20.5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48cm" svg:height="3.096cm" svg:x="31.83cm" svg:y="21.563cm">
          <text:p text:style-name="P6"><text:span text:style-name="T2">gen_read_logic_fas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8cm" svg:height="3.096cm" svg:x="31.83cm" svg:y="25.495cm">
          <text:p text:style-name="P8"><text:span text:style-name="T3">gen_rea</text:span><text:span text:style-name="T3">d_logic</text:span><text:span text:style-name="T3">_mdi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48cm" svg:height="3.096cm" svg:x="31.83cm" svg:y="29.473cm">
          <text:p text:style-name="P8"><text:span text:style-name="T3">gen_write_logi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48cm" svg:height="3.096cm" svg:x="31.83cm" svg:y="33.601cm">
          <text:p text:style-name="P8"><text:span text:style-name="T3">memory_wrapper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153cm" svg:height="0.96cm" svg:x="33.376cm" svg:y="37.384cm">
          <draw:text-box>
            <text:p><text:span text:style-name="T4">package_ctrl</text:span></text:p>
          </draw:text-box>
        </draw:frame>
        <draw:custom-shape draw:style-name="gr13" draw:text-style-name="P11" draw:layer="layout" svg:width="8.958cm" svg:height="3.095cm" svg:x="31.066cm" svg:y="16.747cm">
          <text:p text:style-name="P6"><text:span text:style-name="T2">package_data_s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8.958cm" svg:height="3.095cm" svg:x="31.066cm" svg:y="12.964cm">
          <text:p text:style-name="P8"><text:span text:style-name="T5">package</text:span><text:span text:style-name="T3">_gen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5.314cm" svg:height="2.089cm" svg:x="32.921cm" svg:y="39.48cm">
          <draw:text-box>
            <text:p><text:span text:style-name="T6">pktctrl_</text:span><text:span text:style-name="T6">top</text:span></text:p>
          </draw:text-box>
        </draw:frame>
        <draw:custom-shape draw:style-name="gr16" draw:text-style-name="P1" draw:layer="layout" svg:width="6.364cm" svg:height="37.393cm" svg:x="60.778cm" svg:y="3.2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13" draw:layer="layout" svg:width="4.857cm" svg:height="0.96cm" svg:x="61.636cm" svg:y="20.74cm">
          <draw:text-box>
            <text:p><text:span text:style-name="T7">DIG_IO_PAD</text:span></text:p>
          </draw:text-box>
        </draw:frame>
        <draw:custom-shape draw:style-name="gr18" draw:text-style-name="P1" draw:layer="layout" svg:width="5.398cm" svg:height="37.465cm" svg:x="16.327cm" svg:y="3.2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9" draw:text-style-name="P14" draw:layer="layout" svg:width="4.609cm" svg:height="6.326cm" svg:x="17.28cm" svg:y="20.136cm">
          <draw:text-box>
            <text:p><text:span text:style-name="T8">analog</text:span></text:p>
            <text:p><text:span text:style-name="T9"/></text:p>
            <text:p><text:span text:style-name="T10"><text:s/></text:span><text:span text:style-name="T8">signal</text:span></text:p>
            <text:p><text:span text:style-name="T9"/></text:p>
            <text:p><text:span text:style-name="T8"><text:s text:c="2"/></text:span><text:span text:style-name="T8">mux</text:span></text:p>
          </draw:text-box>
        </draw:frame>
        <draw:line draw:style-name="gr20" draw:text-style-name="P16" draw:layer="layout" svg:x1="9.66cm" svg:y1="28.05cm" svg:x2="16.327cm" svg:y2="28.05cm">
          <text:p text:style-name="P15"><text:span text:style-name="T11">[8:0] ADC_DATA_0</text:span></text:p>
        </draw:line>
        <draw:line draw:style-name="gr21" draw:text-style-name="P18" draw:layer="layout" svg:x1="9.66cm" svg:y1="30.59cm" svg:x2="16.327cm" svg:y2="30.59cm">
          <text:p text:style-name="P17"><text:span text:style-name="T12">[8:0] ADC_DATA_95</text:span></text:p>
        </draw:line>
        <draw:frame draw:style-name="gr22" draw:text-style-name="P19" draw:layer="layout" svg:width="2.458cm" svg:height="0.962cm" svg:x="11.964cm" svg:y="28.685cm">
          <draw:text-box>
            <text:p><text:span text:style-name="T13">. . . . . .</text:span></text:p>
          </draw:text-box>
        </draw:frame>
        <draw:line draw:style-name="gr23" draw:text-style-name="P18" draw:layer="layout" svg:x1="9.66cm" svg:y1="34.082cm" svg:x2="16.327cm" svg:y2="34.082cm">
          <text:p text:style-name="P17"><text:span text:style-name="T12">[8:0] ADC48_DATA_0</text:span></text:p>
        </draw:line>
        <draw:line draw:style-name="gr24" draw:text-style-name="P18" draw:layer="layout" svg:x1="9.66cm" svg:y1="36.622cm" svg:x2="16.327cm" svg:y2="36.622cm">
          <text:p text:style-name="P2"><text:span text:style-name="T12">[8:0] ADC48_DATA_47</text:span></text:p>
        </draw:line>
        <draw:line draw:style-name="gr25" draw:text-style-name="P18" draw:layer="layout" svg:x1="9.66cm" svg:y1="6.46cm" svg:x2="16.327cm" svg:y2="6.46cm">
          <text:p text:style-name="P17"><text:span text:style-name="T12">CLK_200M</text:span></text:p>
        </draw:line>
        <draw:line draw:style-name="gr26" draw:text-style-name="P18" draw:layer="layout" svg:x1="9.66cm" svg:y1="8.047cm" svg:x2="16.327cm" svg:y2="8.047cm">
          <text:p text:style-name="P2"><text:span text:style-name="T12">ADC_CLK500M</text:span></text:p>
        </draw:line>
        <draw:line draw:style-name="gr27" draw:text-style-name="P18" draw:layer="layout" svg:x1="9.66cm" svg:y1="9.952cm" svg:x2="16.327cm" svg:y2="9.952cm">
          <text:p text:style-name="P2"><text:span text:style-name="T12">ADC48_CLK500M</text:span></text:p>
        </draw:line>
        <draw:custom-shape draw:style-name="gr28" draw:text-style-name="P1" draw:layer="layout" svg:width="4.899cm" svg:height="41.275cm" svg:x="4.907cm" svg:y="2.32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9" draw:text-style-name="P21" draw:layer="layout" svg:width="2.557cm" svg:height="0.962cm" svg:x="24.265cm" svg:y="34.708cm">
          <draw:text-box>
            <text:p text:style-name="P20"><text:span text:style-name="T14">. . . . . .</text:span></text:p>
          </draw:text-box>
        </draw:frame>
        <draw:frame draw:style-name="gr30" draw:text-style-name="P22" draw:layer="layout" svg:width="4.857cm" svg:height="0.96cm" svg:x="5.755cm" svg:y="22.327cm">
          <draw:text-box>
            <text:p text:style-name="P20"><text:span text:style-name="T15">ANALOG</text:span></text:p>
          </draw:text-box>
        </draw:frame>
        <draw:line draw:style-name="gr31" draw:text-style-name="P18" draw:layer="layout" svg:x1="21.725cm" svg:y1="4.872cm" svg:x2="29.98cm" svg:y2="4.872cm">
          <text:p text:style-name="P2"><text:span text:style-name="T12">ANA_CLK_200M</text:span></text:p>
        </draw:line>
        <draw:line draw:style-name="gr32" draw:text-style-name="P18" draw:layer="layout" svg:x1="21.725cm" svg:y1="5.825cm" svg:x2="29.98cm" svg:y2="5.825cm">
          <text:p text:style-name="P2"><text:span text:style-name="T12">ANA_ADC_CLK500M</text:span></text:p>
        </draw:line>
        <draw:line draw:style-name="gr33" draw:text-style-name="P18" draw:layer="layout" svg:x1="21.725cm" svg:y1="6.777cm" svg:x2="29.98cm" svg:y2="6.777cm">
          <text:p text:style-name="P2"><text:span text:style-name="T12">ANA_ADC48_CLK500M</text:span></text:p>
        </draw:line>
        <draw:frame draw:style-name="gr22" draw:text-style-name="P19" draw:layer="layout" svg:width="2.556cm" svg:height="0.962cm" svg:x="24.351cm" svg:y="28.676cm">
          <draw:text-box>
            <text:p><text:span text:style-name="T13">. . . . . .</text:span></text:p>
          </draw:text-box>
        </draw:frame>
        <draw:frame draw:style-name="gr34" draw:text-style-name="P21" draw:layer="layout" svg:width="2.458cm" svg:height="0.962cm" svg:x="11.882cm" svg:y="34.717cm">
          <draw:text-box>
            <text:p text:style-name="P20"><text:span text:style-name="T14">. . . . . .</text:span></text:p>
          </draw:text-box>
        </draw:frame>
        <draw:line draw:style-name="gr35" draw:text-style-name="P18" draw:layer="layout" svg:x1="21.725cm" svg:y1="34.082cm" svg:x2="29.98cm" svg:y2="34.082cm">
          <text:p text:style-name="P2"><text:span text:style-name="T12">[35:0] ANA_ADC48_DATA_0</text:span></text:p>
        </draw:line>
        <draw:line draw:style-name="gr36" draw:text-style-name="P18" draw:layer="layout" svg:x1="21.725cm" svg:y1="36.622cm" svg:x2="29.98cm" svg:y2="36.622cm">
          <text:p text:style-name="P2"><text:span text:style-name="T12">[35:0] </text:span><text:span text:style-name="T12">ANA_ADC48_DATA_47</text:span></text:p>
        </draw:line>
        <draw:line draw:style-name="gr37" draw:text-style-name="P18" draw:layer="layout" svg:x1="21.725cm" svg:y1="28.05cm" svg:x2="29.98cm" svg:y2="28.05cm">
          <text:p text:style-name="P17"><text:span text:style-name="T12">[35:0] ANA_ADC_DATA_0</text:span></text:p>
        </draw:line>
        <draw:line draw:style-name="gr38" draw:text-style-name="P18" draw:layer="layout" svg:x1="21.725cm" svg:y1="30.59cm" svg:x2="29.98cm" svg:y2="30.59cm">
          <text:p text:style-name="P2"><text:span text:style-name="T12">[35:0] </text:span><text:span text:style-name="T12">ANA_ADC_DATA_</text:span><text:span text:style-name="T12">95</text:span></text:p>
        </draw:line>
        <draw:custom-shape draw:style-name="gr39" draw:text-style-name="P23" draw:layer="layout" svg:width="11.112cm" svg:height="7.62cm" svg:x="29.98cm" svg:y="3.28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.985cm" svg:height="30.797cm" svg:x="47.755cm" svg:y="5.8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1" draw:text-style-name="P24" draw:layer="layout" svg:width="5.632cm" svg:height="1.17cm" svg:x="49.665cm" svg:y="35.135cm">
          <draw:text-box>
            <text:p text:style-name="P20"><text:span text:style-name="T16">ctrl_sys</text:span></text:p>
          </draw:text-box>
        </draw:frame>
        <draw:frame draw:style-name="gr42" draw:text-style-name="P13" draw:layer="layout" svg:width="3.974cm" svg:height="1.17cm" svg:x="34.578cm" svg:y="6.77cm">
          <draw:text-box>
            <text:p><text:span text:style-name="T6">crg</text:span></text:p>
          </draw:text-box>
        </draw:frame>
        <draw:line draw:style-name="gr43" draw:text-style-name="P25" draw:layer="layout" svg:x1="29.98cm" svg:y1="9.952cm" svg:x2="28.075cm" svg:y2="9.952cm">
          <text:p/>
        </draw:line>
        <draw:line draw:style-name="gr44" draw:text-style-name="P26" draw:layer="layout" svg:x1="28.075cm" svg:y1="9.952cm" svg:x2="28.075cm" svg:y2="13.127cm">
          <text:p text:style-name="P15"><text:span text:style-name="T17">pktctrl_clk</text:span></text:p>
        </draw:line>
        <draw:line draw:style-name="gr45" draw:text-style-name="P25" draw:layer="layout" svg:x1="28.075cm" svg:y1="13.127cm" svg:x2="29.98cm" svg:y2="13.127cm">
          <text:p/>
        </draw:line>
        <draw:line draw:style-name="gr43" draw:text-style-name="P25" draw:layer="layout" svg:x1="29.98cm" svg:y1="9.317cm" svg:x2="26.487cm" svg:y2="9.317cm">
          <text:p/>
        </draw:line>
        <draw:line draw:style-name="gr44" draw:text-style-name="P26" draw:layer="layout" svg:x1="26.487cm" svg:y1="9.317cm" svg:x2="26.487cm" svg:y2="13.762cm">
          <text:p text:style-name="P15"><text:span text:style-name="T17">pktctrl_rstn</text:span></text:p>
        </draw:line>
        <draw:line draw:style-name="gr45" draw:text-style-name="P25" draw:layer="layout" svg:x1="26.487cm" svg:y1="13.762cm" svg:x2="29.98cm" svg:y2="13.762cm">
          <text:p/>
        </draw:line>
        <draw:line draw:style-name="gr46" draw:text-style-name="P27" draw:layer="layout" svg:x1="41.092cm" svg:y1="6.777cm" svg:x2="47.76cm" svg:y2="6.777cm">
          <text:p text:style-name="P15"><text:span text:style-name="T18">clk_200m</text:span></text:p>
        </draw:line>
        <draw:line draw:style-name="gr46" draw:text-style-name="P26" draw:layer="layout" svg:x1="41.092cm" svg:y1="7.729cm" svg:x2="47.76cm" svg:y2="7.73cm">
          <text:p text:style-name="P15"><text:span text:style-name="T19">rstn_200m</text:span></text:p>
        </draw:line>
        <draw:line draw:style-name="gr47" draw:text-style-name="P3" draw:layer="layout" svg:x1="41.092cm" svg:y1="38.21cm" svg:x2="60.777cm" svg:y2="38.21cm">
          <text:p text:style-name="P2"><text:span text:style-name="T1">ADC_DA</text:span><text:span text:style-name="T1">TA_VALI</text:span><text:span text:style-name="T1">D</text:span></text:p>
        </draw:line>
        <draw:line draw:style-name="gr48" draw:text-style-name="P3" draw:layer="layout" svg:x1="41.092cm" svg:y1="39.797cm" svg:x2="60.777cm" svg:y2="39.797cm">
          <text:p text:style-name="P2"><text:span text:style-name="T1">[17:0] ADC_DATA</text:span></text:p>
        </draw:line>
        <draw:line draw:style-name="gr46" draw:text-style-name="P27" draw:layer="layout" svg:x1="41.092cm" svg:y1="9.317cm" svg:x2="47.76cm" svg:y2="9.317cm">
          <text:p text:style-name="P15"><text:span text:style-name="T18">pktctrl_clk</text:span></text:p>
        </draw:line>
        <draw:line draw:style-name="gr46" draw:text-style-name="P26" draw:layer="layout" svg:x1="41.092cm" svg:y1="10.269cm" svg:x2="47.76cm" svg:y2="10.27cm">
          <text:p text:style-name="P15"><text:span text:style-name="T19">pktctrl_rstn</text:span></text:p>
        </draw:line>
        <draw:custom-shape draw:style-name="gr49" draw:text-style-name="P12" draw:layer="layout" svg:width="5.081cm" svg:height="13.97cm" svg:x="48.712cm" svg:y="20.112cm">
          <text:p text:style-name="P8"><text:span text:style-name="T20">cdc_500_200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5.081cm" svg:height="6.985cm" svg:x="48.712cm" svg:y="7.412cm">
          <text:p text:style-name="P8"><text:span text:style-name="T20">mdio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5.081cm" svg:height="2.857cm" svg:x="48.712cm" svg:y="15.667cm">
          <text:p text:style-name="P8"><text:span text:style-name="T20">top_regfile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41.092cm" svg:y1="3.92cm" svg:x2="60.777cm" svg:y2="3.92cm">
          <text:p text:style-name="P2"><text:span text:style-name="T1">CLK_RD</text:span></text:p>
        </draw:line>
        <draw:line draw:style-name="gr53" draw:text-style-name="P3" draw:layer="layout" svg:x1="67.128cm" svg:y1="10.905cm" svg:x2="76.97cm" svg:y2="10.905cm">
          <text:p text:style-name="P2"><text:span text:style-name="T1">PAD22_MDC</text:span></text:p>
        </draw:line>
        <draw:line draw:style-name="gr54" draw:text-style-name="P3" draw:layer="layout" svg:x1="67.128cm" svg:y1="13.127cm" svg:x2="76.97cm" svg:y2="13.127cm">
          <text:p text:style-name="P2"><text:span text:style-name="T1">PAD23_MDIO</text:span></text:p>
        </draw:line>
        <draw:line draw:style-name="gr55" draw:text-style-name="P3" draw:layer="layout" svg:x1="67.128cm" svg:y1="8.047cm" svg:x2="76.97cm" svg:y2="8.047cm">
          <text:p text:style-name="P2"><text:span text:style-name="T1">PAD21_CLK_RD</text:span></text:p>
        </draw:line>
        <draw:line draw:style-name="gr56" draw:text-style-name="P3" draw:layer="layout" svg:x1="67.128cm" svg:y1="38.527cm" svg:x2="77.288cm" svg:y2="38.527cm">
          <text:p text:style-name="P2"><text:span text:style-name="T1">PAD19_ADC_DAT</text:span><text:span text:style-name="T1">A_VALID</text:span></text:p>
        </draw:line>
        <draw:line draw:style-name="gr57" draw:text-style-name="P3" draw:layer="layout" svg:x1="67.128cm" svg:y1="32.812cm" svg:x2="77.288cm" svg:y2="32.812cm">
          <text:p text:style-name="P2"><text:span text:style-name="T1">PAD1_ADC_DATA</text:span><text:span text:style-name="T1">_1</text:span></text:p>
        </draw:line>
        <draw:line draw:style-name="gr58" draw:text-style-name="P3" draw:layer="layout" svg:x1="67.128cm" svg:y1="34.082cm" svg:x2="77.288cm" svg:y2="34.082cm">
          <text:p text:style-name="P2"><text:span text:style-name="T1">PAD2_ADC_DATA_2</text:span></text:p>
        </draw:line>
        <draw:line draw:style-name="gr59" draw:text-style-name="P3" draw:layer="layout" svg:x1="67.128cm" svg:y1="36.94cm" svg:x2="77.288cm" svg:y2="36.94cm">
          <text:p text:style-name="P2"><text:span text:style-name="T1">PAD18_ADC_DATA_18</text:span></text:p>
        </draw:line>
        <draw:frame draw:style-name="gr60" draw:text-style-name="P28" draw:layer="layout" svg:width="2.556cm" svg:height="1.28cm" svg:x="71.239cm" svg:y="34.717cm">
          <draw:text-box>
            <text:p><text:span text:style-name="T13">. . . . . .</text:span></text:p>
          </draw:text-box>
        </draw:frame>
        <draw:line draw:style-name="gr61" draw:text-style-name="P26" draw:layer="layout" svg:x1="21.724cm" svg:y1="7.73cm" svg:x2="29.979cm" svg:y2="7.73cm">
          <text:p text:style-name="P15"><text:span text:style-name="T19">adc96_rstn</text:span></text:p>
        </draw:line>
        <draw:line draw:style-name="gr61" draw:text-style-name="P26" draw:layer="layout" svg:x1="21.725cm" svg:y1="8.682cm" svg:x2="29.98cm" svg:y2="8.682cm">
          <text:p text:style-name="P15"><text:span text:style-name="T19">adc48_rstn</text:span></text:p>
        </draw:line>
        <draw:line draw:style-name="gr62" draw:text-style-name="P3" draw:layer="layout" svg:x1="67.155cm" svg:y1="5.825cm" svg:x2="76.97cm" svg:y2="5.825cm">
          <text:p text:style-name="P2"><text:span text:style-name="T1">PAD20_RSTN</text:span></text:p>
        </draw:line>
        <draw:line draw:style-name="gr63" draw:text-style-name="P3" draw:layer="layout" svg:x1="41.092cm" svg:y1="4.872cm" svg:x2="60.777cm" svg:y2="4.872cm">
          <text:p text:style-name="P2"><text:span text:style-name="T1">RSTN</text:span></text:p>
        </draw:line>
        <draw:line draw:style-name="gr64" draw:text-style-name="P29" draw:layer="layout" svg:x1="41.092cm" svg:y1="35.035cm" svg:x2="47.76cm" svg:y2="35.035cm">
          <text:p text:style-name="P15"><text:span text:style-name="T21">rf_mdio_pkt_data</text:span></text:p>
        </draw:line>
        <draw:line draw:style-name="gr65" draw:text-style-name="P26" draw:layer="layout" svg:x1="41.092cm" svg:y1="33.765cm" svg:x2="47.76cm" svg:y2="33.765cm">
          <text:p text:style-name="P15"><text:span text:style-name="T19">rf_mdio_memory_addr</text:span></text:p>
        </draw:line>
        <draw:frame draw:style-name="gr66" draw:text-style-name="P30" draw:layer="layout" svg:width="6.668cm" svg:height="3.81cm" svg:x="36.647cm" svg:y="42.02cm">
          <draw:text-box>
            <text:p><text:span text:style-name="T22">DIGITAL</text:span></text:p>
          </draw:text-box>
        </draw:frame>
        <draw:line draw:style-name="gr65" draw:text-style-name="P26" draw:layer="layout" svg:x1="41.092cm" svg:y1="32.495cm" svg:x2="47.76cm" svg:y2="32.495cm">
          <text:p text:style-name="P15"><text:span text:style-name="T19">rf_mdio</text:span><text:span text:style-name="T19">_data_s</text:span><text:span text:style-name="T19">el</text:span></text:p>
        </draw:line>
        <draw:line draw:style-name="gr65" draw:text-style-name="P26" draw:layer="layout" svg:x1="41.092cm" svg:y1="29.955cm" svg:x2="47.76cm" svg:y2="29.955cm">
          <text:p text:style-name="P15"><text:span text:style-name="T19">rf_pktctr</text:span><text:span text:style-name="T19">l_phase</text:span></text:p>
        </draw:line>
        <draw:line draw:style-name="gr65" draw:text-style-name="P26" draw:layer="layout" svg:x1="41.092cm" svg:y1="28.685cm" svg:x2="47.76cm" svg:y2="28.685cm">
          <text:p text:style-name="P15"><text:span text:style-name="T19">rf_pktctrl_gap</text:span></text:p>
        </draw:line>
        <draw:line draw:style-name="gr65" draw:text-style-name="P26" draw:layer="layout" svg:x1="41.092cm" svg:y1="27.415cm" svg:x2="47.76cm" svg:y2="27.415cm">
          <text:p text:style-name="P15"><text:span text:style-name="T19">rf_pkt_idle_length</text:span></text:p>
        </draw:line>
        <draw:line draw:style-name="gr65" draw:text-style-name="P26" draw:layer="layout" svg:x1="41.092cm" svg:y1="26.145cm" svg:x2="47.76cm" svg:y2="26.145cm">
          <text:p text:style-name="P15"><text:span text:style-name="T19">rf_pkt_data_length</text:span></text:p>
        </draw:line>
        <draw:line draw:style-name="gr65" draw:text-style-name="P26" draw:layer="layout" svg:x1="41.092cm" svg:y1="24.875cm" svg:x2="47.76cm" svg:y2="24.875cm">
          <text:p text:style-name="P15"><text:span text:style-name="T19">rf_96path_en</text:span></text:p>
        </draw:line>
        <draw:line draw:style-name="gr65" draw:text-style-name="P26" draw:layer="layout" svg:x1="41.092cm" svg:y1="22.335cm" svg:x2="47.76cm" svg:y2="22.335cm">
          <text:p text:style-name="P15"><text:span text:style-name="T19">rf_capture_again</text:span></text:p>
        </draw:line>
        <draw:line draw:style-name="gr65" draw:text-style-name="P26" draw:layer="layout" svg:x1="41.092cm" svg:y1="21.065cm" svg:x2="47.76cm" svg:y2="21.065cm">
          <text:p text:style-name="P15"><text:span text:style-name="T19">rf_capture_start</text:span></text:p>
        </draw:line>
        <draw:line draw:style-name="gr65" draw:text-style-name="P26" draw:layer="layout" svg:x1="41.092cm" svg:y1="19.795cm" svg:x2="47.76cm" svg:y2="19.795cm">
          <text:p text:style-name="P15"><text:span text:style-name="T19">rf_capture_mode</text:span></text:p>
        </draw:line>
        <draw:line draw:style-name="gr65" draw:text-style-name="P26" draw:layer="layout" svg:x1="41.092cm" svg:y1="18.525cm" svg:x2="47.76cm" svg:y2="18.525cm">
          <text:p text:style-name="P15"><text:span text:style-name="T19">rf_self_test_mode</text:span></text:p>
        </draw:line>
        <draw:custom-shape draw:style-name="gr67" draw:text-style-name="P12" xml:id="id4" draw:id="id4" draw:layer="layout" svg:width="5.398cm" svg:height="1.905cm" svg:x="11.747cm" svg:y="50.165cm">
          <text:p text:style-name="P8"><text:span text:style-name="T20">IDLE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5" draw:id="id5" draw:layer="layout" svg:width="5.398cm" svg:height="1.905cm" svg:x="11.747cm" svg:y="56.198cm">
          <text:p text:style-name="P8"><text:span text:style-name="T20">WRITE</text:span></text:p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5.398cm" svg:height="1.905cm" svg:x="11.747cm" svg:y="62.23cm">
          <text:p text:style-name="P8"><text:span text:style-name="T20">WRITE_DON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xml:id="id2" draw:id="id2" draw:layer="layout" svg:width="5.398cm" svg:height="1.905cm" svg:x="11.747cm" svg:y="68.262cm">
          <text:p text:style-name="P8"><text:span text:style-name="T20">MDIO_READ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xml:id="id3" draw:id="id3" draw:layer="layout" svg:width="5.398cm" svg:height="2.222cm" svg:x="11.747cm" svg:y="73.978cm">
          <text:p text:style-name="P8"><text:span text:style-name="T20">FAST_READ</text:span></text:p>
          <draw:enhanced-geometry svg:viewBox="0 0 21600 21600" draw:type="rectangle" draw:enhanced-path="M 0 0 L 21600 0 21600 21600 0 21600 0 0 Z N"/>
        </draw:custom-shape>
        <draw:line draw:style-name="gr72" draw:text-style-name="P31" draw:layer="layout" svg:x1="14.287cm" svg:y1="52.07cm" svg:x2="14.287cm" svg:y2="56.198cm">
          <text:p/>
        </draw:line>
        <draw:frame draw:style-name="gr73" draw:text-style-name="P33" draw:layer="layout" svg:width="4.943cm" svg:height="0.962cm" svg:x="11.747cm" svg:y="52.388cm">
          <draw:text-box>
            <text:p text:style-name="P32"><text:span text:style-name="T23">rf_capture_start</text:span></text:p>
          </draw:text-box>
        </draw:frame>
        <draw:line draw:style-name="gr72" draw:text-style-name="P31" draw:layer="layout" svg:x1="8.572cm" svg:y1="62.865cm" svg:x2="11.747cm" svg:y2="62.865cm">
          <text:p/>
        </draw:line>
        <draw:line draw:style-name="gr74" draw:text-style-name="P25" draw:layer="layout" svg:x1="8.572cm" svg:y1="62.865cm" svg:x2="8.572cm" svg:y2="51.118cm">
          <text:p/>
        </draw:line>
        <draw:line draw:style-name="gr74" draw:text-style-name="P25" draw:layer="layout" svg:x1="11.747cm" svg:y1="51.118cm" svg:x2="8.572cm" svg:y2="51.118cm">
          <text:p/>
        </draw:line>
        <draw:frame draw:style-name="gr73" draw:text-style-name="P33" draw:layer="layout" svg:width="5.252cm" svg:height="0.962cm" svg:x="5.715cm" svg:y="53.013cm">
          <draw:text-box>
            <text:p text:style-name="P32"><text:span text:style-name="T23">rf_capture_again</text:span></text:p>
          </draw:text-box>
        </draw:frame>
        <draw:line draw:style-name="gr72" draw:text-style-name="P31" draw:layer="layout" svg:x1="14.287cm" svg:y1="58.102cm" svg:x2="14.287cm" svg:y2="62.23cm">
          <text:p/>
        </draw:line>
        <draw:frame draw:style-name="gr73" draw:text-style-name="P33" draw:layer="layout" svg:width="2.928cm" svg:height="0.962cm" svg:x="12.7cm" svg:y="58.738cm">
          <draw:text-box>
            <text:p text:style-name="P32"><text:span text:style-name="T23">wr_done</text:span></text:p>
          </draw:text-box>
        </draw:frame>
        <draw:line draw:style-name="gr72" draw:text-style-name="P31" draw:layer="layout" svg:x1="14.287cm" svg:y1="70.168cm" svg:x2="14.287cm" svg:y2="73.978cm">
          <text:p/>
        </draw:line>
        <draw:line draw:style-name="gr74" draw:text-style-name="P25" draw:layer="layout" svg:x1="11.747cm" svg:y1="63.5cm" svg:x2="5.08cm" svg:y2="63.5cm">
          <text:p/>
        </draw:line>
        <draw:line draw:style-name="gr72" draw:text-style-name="P31" draw:layer="layout" svg:x1="14.253cm" svg:y1="64.115cm" svg:x2="14.253cm" svg:y2="68.243cm">
          <text:p/>
        </draw:line>
        <draw:frame draw:style-name="gr73" draw:text-style-name="P33" draw:layer="layout" svg:width="5.646cm" svg:height="0.962cm" svg:x="11.747cm" svg:y="70.803cm">
          <draw:text-box>
            <text:p text:style-name="P32"><text:span text:style-name="T23">! rf_capture_mode</text:span></text:p>
          </draw:text-box>
        </draw:frame>
        <draw:frame draw:style-name="gr75" draw:text-style-name="P33" draw:layer="layout" svg:width="5.29cm" svg:height="0.962cm" svg:x="11.537cm" svg:y="64.761cm">
          <draw:text-box>
            <text:p text:style-name="P32">rf_capture_mode</text:p>
          </draw:text-box>
        </draw:frame>
        <draw:line draw:style-name="gr74" draw:text-style-name="P25" xml:id="id1" draw:id="id1" draw:layer="layout" svg:x1="11.747cm" svg:y1="74.613cm" svg:x2="8.572cm" svg:y2="74.613cm">
          <text:p/>
        </draw:line>
        <draw:connector draw:style-name="gr76" draw:text-style-name="P25" draw:layer="layout" svg:x1="8.572cm" svg:y1="74.613cm" svg:x2="11.747cm" svg:y2="69.214cm" draw:start-shape="id1" draw:start-glue-point="3" draw:end-shape="id2" draw:end-glue-point="3" svg:d="M8572 74613v-5399h3175" svg:viewBox="0 0 3176 5400">
          <text:p/>
        </draw:connector>
        <draw:frame draw:style-name="gr73" draw:text-style-name="P33" draw:layer="layout" svg:width="5.29cm" svg:height="0.962cm" svg:x="5.822cm" svg:y="73.333cm">
          <draw:text-box>
            <text:p text:style-name="P32">rf_capture_mode</text:p>
          </draw:text-box>
        </draw:frame>
        <draw:connector draw:style-name="gr77" draw:text-style-name="P25" draw:layer="layout" draw:line-skew="5.174cm" svg:x1="17.145cm" svg:y1="75.089cm" svg:x2="17.145cm" svg:y2="51.117cm" draw:start-shape="id3" draw:start-glue-point="1" draw:end-shape="id4" svg:d="M17145 75089h5715v-23972h-5715" svg:viewBox="0 0 5716 23973">
          <text:p/>
        </draw:connector>
        <draw:line draw:style-name="gr74" draw:text-style-name="P25" draw:layer="layout" svg:x1="5.08cm" svg:y1="63.5cm" svg:x2="5.08cm" svg:y2="75.565cm">
          <text:p/>
        </draw:line>
        <draw:line draw:style-name="gr78" draw:text-style-name="P25" draw:layer="layout" svg:x1="5.08cm" svg:y1="75.565cm" svg:x2="11.747cm" svg:y2="75.565cm">
          <text:p/>
        </draw:line>
        <draw:frame draw:style-name="gr73" draw:text-style-name="P33" draw:layer="layout" svg:width="5.646cm" svg:height="0.962cm" svg:x="5.715cm" svg:y="63.173cm">
          <draw:text-box>
            <text:p text:style-name="P32"><text:span text:style-name="T23">! rf_capture_mode</text:span></text:p>
          </draw:text-box>
        </draw:frame>
        <draw:frame draw:style-name="gr73" draw:text-style-name="P33" draw:layer="layout" svg:width="4.198cm" svg:height="0.962cm" svg:x="18.027cm" svg:y="74.603cm">
          <draw:text-box>
            <text:p text:style-name="P32"><text:span text:style-name="T23">fast_rd_done</text:span></text:p>
          </draw:text-box>
        </draw:frame>
        <draw:connector draw:style-name="gr79" draw:text-style-name="P25" draw:layer="layout" draw:line-skew="2.316cm" svg:x1="17.145cm" svg:y1="69.214cm" svg:x2="17.145cm" svg:y2="57.15cm" draw:start-shape="id2" draw:start-glue-point="1" draw:end-shape="id5" draw:end-glue-point="1" svg:d="M17145 69214h2857v-12064h-2857" svg:viewBox="0 0 2858 12065">
          <text:p/>
        </draw:connector>
        <draw:frame draw:style-name="gr73" draw:text-style-name="P33" draw:layer="layout" svg:width="4.943cm" svg:height="0.962cm" svg:x="16.964cm" svg:y="66.675cm">
          <draw:text-box>
            <text:p text:style-name="P32"><text:span text:style-name="T23">rf_capture_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in-FSM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5:59:48.363954790</meta:creation-date>
    <dc:date>2024-05-29T11:25:04.393670838</dc:date>
    <meta:editing-duration>PT1H1M51S</meta:editing-duration>
    <meta:editing-cycles>10</meta:editing-cycles>
    <meta:generator>LibreOffice/7.3.7.2$Linux_X86_64 LibreOffice_project/30$Build-2</meta:generator>
    <meta:document-statistic meta:object-count="112"/>
  </office:meta>
</office:document-meta>
</file>